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ospace"/>
    <style:font-face style:name="Droid Sans Mono" svg:font-family="'Droid Sans Mono', monospace, monospace, 'Droid Sans Fallback'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e792" officeooo:paragraph-rsid="000ae792"/>
    </style:style>
    <style:style style:name="P2" style:family="paragraph" style:parent-style-name="Standard">
      <style:text-properties officeooo:rsid="000ca214" officeooo:paragraph-rsid="000ca214"/>
    </style:style>
    <style:style style:name="P3" style:family="paragraph" style:parent-style-name="Standard">
      <style:text-properties officeooo:rsid="000e5358" officeooo:paragraph-rsid="000e5358"/>
    </style:style>
    <style:style style:name="P4" style:family="paragraph" style:parent-style-name="Standard">
      <style:text-properties officeooo:rsid="00107a17" officeooo:paragraph-rsid="00107a17"/>
    </style:style>
    <style:style style:name="P5" style:family="paragraph" style:parent-style-name="Standard">
      <style:text-properties officeooo:rsid="00107a17" officeooo:paragraph-rsid="0013c67a"/>
    </style:style>
    <style:style style:name="P6" style:family="paragraph" style:parent-style-name="Standard">
      <style:text-properties officeooo:paragraph-rsid="00107a17"/>
    </style:style>
    <style:style style:name="P7" style:family="paragraph" style:parent-style-name="Standard">
      <style:text-properties officeooo:rsid="0013c67a" officeooo:paragraph-rsid="0013c67a"/>
    </style:style>
    <style:style style:name="P8" style:family="paragraph" style:parent-style-name="Standard">
      <style:text-properties officeooo:rsid="00140c28" officeooo:paragraph-rsid="00140c28"/>
    </style:style>
    <style:style style:name="P9" style:family="paragraph" style:parent-style-name="Standard">
      <style:text-properties officeooo:rsid="001ba038" officeooo:paragraph-rsid="001ba038"/>
    </style:style>
    <style:style style:name="P10" style:family="paragraph" style:parent-style-name="Standard">
      <style:text-properties officeooo:rsid="001c5559" officeooo:paragraph-rsid="001c5559"/>
    </style:style>
    <style:style style:name="P11" style:family="paragraph" style:parent-style-name="Standard">
      <style:text-properties officeooo:rsid="001d18a4" officeooo:paragraph-rsid="001d18a4"/>
    </style:style>
    <style:style style:name="P12" style:family="paragraph" style:parent-style-name="Standard">
      <style:text-properties officeooo:rsid="00169a2c" officeooo:paragraph-rsid="00169a2c"/>
    </style:style>
    <style:style style:name="P13" style:family="paragraph" style:parent-style-name="Standard">
      <style:text-properties officeooo:rsid="001d8253" officeooo:paragraph-rsid="001d8253"/>
    </style:style>
    <style:style style:name="P14" style:family="paragraph" style:parent-style-name="Standard">
      <style:text-properties officeooo:rsid="001def47" officeooo:paragraph-rsid="001def47"/>
    </style:style>
    <style:style style:name="P15" style:family="paragraph" style:parent-style-name="Standard">
      <style:text-properties officeooo:rsid="0020872a" officeooo:paragraph-rsid="0020872a"/>
    </style:style>
    <style:style style:name="P16" style:family="paragraph" style:parent-style-name="Standard">
      <style:text-properties officeooo:rsid="00236ec7" officeooo:paragraph-rsid="00236ec7"/>
    </style:style>
    <style:style style:name="P17" style:family="paragraph" style:parent-style-name="Standard">
      <style:text-properties officeooo:rsid="0024bd78" officeooo:paragraph-rsid="0024bd78"/>
    </style:style>
    <style:style style:name="P18" style:family="paragraph" style:parent-style-name="Preformatted_20_Text">
      <style:text-properties officeooo:rsid="002a3d4e" officeooo:paragraph-rsid="002a3d4e"/>
    </style:style>
    <style:style style:name="P19" style:family="paragraph" style:parent-style-name="Preformatted_20_Text">
      <style:text-properties fo:font-variant="normal" fo:text-transform="none" style:font-name="Consolas" fo:font-size="12pt" fo:letter-spacing="normal" fo:font-style="normal" fo:font-weight="normal" officeooo:rsid="002c6b82" officeooo:paragraph-rsid="002c6b82"/>
    </style:style>
    <style:style style:name="P20" style:family="paragraph" style:parent-style-name="Standard">
      <style:text-properties officeooo:rsid="002882b5" officeooo:paragraph-rsid="002882b5"/>
    </style:style>
    <style:style style:name="P21" style:family="paragraph" style:parent-style-name="Standard">
      <style:text-properties officeooo:rsid="002a3d4e" officeooo:paragraph-rsid="002a3d4e"/>
    </style:style>
    <style:style style:name="P2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3" style:family="paragraph" style:parent-style-name="Standard">
      <style:text-properties fo:color="#d4d4d4" style:font-name="Droid Sans Mono" fo:font-size="10.5pt" fo:font-weight="normal" officeooo:rsid="002fa51d" officeooo:paragraph-rsid="002fa51d" fo:background-color="#1e1e1e"/>
    </style:style>
    <style:style style:name="P24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25" style:family="paragraph" style:parent-style-name="Text_20_body">
      <style:text-properties officeooo:paragraph-rsid="002a3d4e"/>
    </style:style>
    <style:style style:name="P26" style:family="paragraph" style:parent-style-name="Text_20_body">
      <style:text-properties officeooo:rsid="002c6b82" officeooo:paragraph-rsid="002c6b82"/>
    </style:style>
    <style:style style:name="P27" style:family="paragraph" style:parent-style-name="Text_20_body">
      <style:text-properties officeooo:paragraph-rsid="002e3862"/>
    </style:style>
    <style:style style:name="P28" style:family="paragraph" style:parent-style-name="Text_20_body">
      <style:text-properties officeooo:rsid="002fa51d" officeooo:paragraph-rsid="002fa51d"/>
    </style:style>
    <style:style style:name="P29" style:family="paragraph" style:parent-style-name="Text_20_body">
      <style:text-properties officeooo:paragraph-rsid="002fa51d"/>
    </style:style>
    <style:style style:name="P30" style:family="paragraph" style:parent-style-name="Text_20_body">
      <style:text-properties officeooo:rsid="0030fbdc" officeooo:paragraph-rsid="0030fbdc"/>
    </style:style>
    <style:style style:name="P31" style:family="paragraph" style:parent-style-name="Text_20_body">
      <style:text-properties officeooo:rsid="0032c80c" officeooo:paragraph-rsid="0032c80c"/>
    </style:style>
    <style:style style:name="T1" style:family="text">
      <style:text-properties officeooo:rsid="000e5358"/>
    </style:style>
    <style:style style:name="T2" style:family="text">
      <style:text-properties officeooo:rsid="000ea575"/>
    </style:style>
    <style:style style:name="T3" style:family="text">
      <style:text-properties officeooo:rsid="00188322"/>
    </style:style>
    <style:style style:name="T4" style:family="text">
      <style:text-properties officeooo:rsid="001a3ad4"/>
    </style:style>
    <style:style style:name="T5" style:family="text">
      <style:text-properties officeooo:rsid="001e8f5d"/>
    </style:style>
    <style:style style:name="T6" style:family="text">
      <style:text-properties officeooo:rsid="0026ecc7"/>
    </style:style>
    <style:style style:name="T7" style:family="text">
      <style:text-properties officeooo:rsid="0028e46d"/>
    </style:style>
    <style:style style:name="T8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cm" loext:border="none"/>
    </style:style>
    <style:style style:name="T9" style:family="text">
      <style:text-properties officeooo:rsid="002bde6d"/>
    </style:style>
    <style:style style:name="T10" style:family="text">
      <style:text-properties officeooo:rsid="002e3862"/>
    </style:style>
    <style:style style:name="T11" style:family="text">
      <style:text-properties officeooo:rsid="002fa51d"/>
    </style:style>
    <style:style style:name="T12" style:family="text">
      <style:text-properties fo:color="#c586c0"/>
    </style:style>
    <style:style style:name="T13" style:family="text">
      <style:text-properties fo:color="#9cdcfe"/>
    </style:style>
    <style:style style:name="T14" style:family="text">
      <style:text-properties fo:color="#ce9178"/>
    </style:style>
    <style:style style:name="T15" style:family="text">
      <style:text-properties fo:color="#4ec9b0"/>
    </style:style>
    <style:style style:name="T16" style:family="text">
      <style:text-properties fo:color="#b5cea8"/>
    </style:style>
    <style:style style:name="T17" style:family="text">
      <style:text-properties fo:color="#569cd6"/>
    </style:style>
    <style:style style:name="T18" style:family="text">
      <style:text-properties officeooo:rsid="00316ef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ent créer tester et déployer son app sur heroku ?</text:p>
      <text:p text:style-name="P1"/>
      <text:p text:style-name="P1">Effectuer les actions suivantes :</text:p>
      <text:p text:style-name="P8">Ps toutes les appli avec heroku doit avoir 1 fichier Procfile</text:p>
      <text:p text:style-name="P1"/>
      <text:p text:style-name="P1">-Se mettre dans le dossier de l’appli qu’on veut publier sur heroku</text:p>
      <text:p text:style-name="P1"/>
      <text:p text:style-name="P1">-Si les dépendances du fichier package.json ne sont pas installées faire la commande suivante :</text:p>
      <text:p text:style-name="P1">npm install <text:span text:style-name="T4">(qui permettra aussi d’installer correctement le dossier node modules </text:span><text:span text:style-name="T6">et le fichier package-lock.json</text:span><text:span text:style-name="T4">) </text:span></text:p>
      <text:p text:style-name="P1"/>
      <text:p text:style-name="P2">-Pour committer tous les fichiers faire :</text:p>
      <text:p text:style-name="P2"/>
      <text:p text:style-name="P2">git add .</text:p>
      <text:p text:style-name="P2"/>
      <text:p text:style-name="P2">-Mettre 1 titre à son commit en faisant</text:p>
      <text:p text:style-name="P2"/>
      <text:p text:style-name="P2">git commit -m « title »</text:p>
      <text:p text:style-name="P2"/>
      <text:p text:style-name="P2">-Faire heroku login pour se connecter à son compte heroku</text:p>
      <text:p text:style-name="P2"/>
      <text:p text:style-name="P2">-Donner un nom à son application <text:span text:style-name="T1">en effectuant :</text:span></text:p>
      <text:p text:style-name="P2"/>
      <text:p text:style-name="P3">heroku apps:create [name of your app] <text:s/>(- -region eu : si nécessaire)</text:p>
      <text:p text:style-name="P3"/>
      <text:p text:style-name="P3">-Faire git branch <text:s/>pour savoir les branches déjà présentes dans son application</text:p>
      <text:p text:style-name="P3"/>
      <text:p text:style-name="P3">-Créer 1 branche master si elle n’existe pas <text:s/>en faisant <text:s/>git checkout master</text:p>
      <text:p text:style-name="P3"/>
      <text:p text:style-name="P3">-<text:span text:style-name="T2">Faire git push heroku master pour envoyer les fichiers sur la branche master.</text:span></text:p>
      <text:p text:style-name="P3"/>
      <text:p text:style-name="P10">Pour que la commande <text:s/><text:span text:style-name="T2">git push heroku master </text:span>fonctionne ne pas oublier de la faire dans un dossier « vierge » n’ayant jamais pointé vers un repository heroku.</text:p>
      <text:p text:style-name="P11">N.B:on peut faire plusieurs modifs et faire <text:s/><text:span text:style-name="T2">git push heroku master </text:span>pour envoyer ses modifs vers heroku pour 1 mise à jour.</text:p>
      <text:p text:style-name="P3"/>
      <text:p text:style-name="P3">-<text:span text:style-name="T2">Pour ouvrir direct l’appli dans le terminal faire heroku open</text:span></text:p>
      <text:p text:style-name="P3"/>
      <text:p text:style-name="P3">-<text:span text:style-name="T3">Pour que l’aplli puisse fonctionner <text:s/>correctement <text:s/>ne pas oublier de mettre au niveau du port d’écoute listen process.env.PORT||numéro port d’écoute car heroku choisit dynamiquement les ports d’écoute.</text:span></text:p>
      <text:p text:style-name="P3"/>
      <text:p text:style-name="P3"/>
      <text:p text:style-name="P4">En complément</text:p>
      <text:p text:style-name="P4"/>
      <text:p text:style-name="P4">Pour supprimer 1 branche comme master par exemple faire git branch -D master</text:p>
      <text:p text:style-name="P4"/>
      <text:p text:style-name="P4">Pour créer une nouvelle branche main par exemple faire git checkout -b main</text:p>
      <text:p text:style-name="P6"/>
      <text:p text:style-name="P7">Pour mettre 1 username et 1 mot de passe faire les opérations suivantes :</text:p>
      <text:p text:style-name="P7"/>
      <text:p text:style-name="P7">heroku config:set PROTOTYPE_USERNAME=username_here –app [name of your app]</text:p>
      <text:p text:style-name="P7"><text:soft-page-break/></text:p>
      <text:p text:style-name="P7">heroku config:set PROTOTYPE_PASSWORD=password_here –app [name of your app]</text:p>
      <text:p text:style-name="P7"/>
      <text:p text:style-name="P9">Ne pas oublier des éléments essentiels comme le dossier views ou le fichier package.json qui contient les dépendances et qui peut être créé à partir de npm install il me semble.</text:p>
      <text:p text:style-name="P7"/>
      <text:p text:style-name="P12">Voir le dossier last qui pointe sur l’appli heroku lilios qui est un bon exemple.</text:p>
      <text:p text:style-name="P12"/>
      <text:p text:style-name="P13">En complément en cas de dépendances manquantes faire la commande sudo npm install -g npm-install-missing meme si ça ne garantit pas toujours 1 bon résultat.</text:p>
      <text:p text:style-name="P13"/>
      <text:p text:style-name="P14">Faire la commande npm –access=public notamment pour angular cli <text:span text:style-name="T5">pour résoudre les bugs</text:span></text:p>
      <text:p text:style-name="P14"/>
      <text:p text:style-name="P16">A noter que npm init permet de créer et configurer le fichier package.json</text:p>
      <text:p text:style-name="P15">Petite digression sur angular</text:p>
      <text:p text:style-name="P15"/>
      <text:p text:style-name="P15">quand ng serve ne marche pas faire ng update –force pour faire fonctionner ce qui ne va pas.</text:p>
      <text:p text:style-name="P5"/>
      <text:p text:style-name="P17">Fichier .gitignore contient les noms des <text:s/>dossiers ou fichiers <text:s/>à ne pas envoyer vers son dépôt git distant.</text:p>
      <text:p text:style-name="P4"/>
      <text:p text:style-name="P20">Petit aparté dans postman pour tester une url par exemple get codée « GET/parkings/:id/reservations » il faut taper dans l’url en réalité «  GET/parkings/2/reservations » où <text:span text:style-name="T7">2 <text:s/>représente l’id.</text:span></text:p>
      <text:p text:style-name="P20"/>
      <text:p text:style-name="P20"/>
      <text:p text:style-name="P21">Pour déployer une appli python flask ne pas oublier de mettre le numéro de port de flask faire tel que :</text:p>
      <text:p text:style-name="P18"><text:span text:style-name="Source_20_Text"><text:span text:style-name="T8">app.run(debug=True, port=33507)</text:span></text:span></text:p>
      <text:p text:style-name="P25"><text:line-break/><text:span text:style-name="T9">Il ne fait pas oublier aussi de rajouter le fichier Procfile et préciser l’emplacement de l’appli cible dans heroku comme ceci  par exemple:</text:span></text:p>
      <text:p text:style-name="P25">web: gunicorn app:eflask-app21</text:p>
      <text:p text:style-name="P27"><text:span text:style-name="T10">ou web: python main.py</text:span></text:p>
      <text:p text:style-name="P26">ne pas oublier de faire ça :</text:p>
      <text:p text:style-name="P19">pipenv install flask flask_sqlalchemy gunicorn <text:span text:style-name="T18">si nécessaire gunicorn</text:span></text:p>
      <text:p text:style-name="P31">car ces éléments spécifiques doivent être installés si ils sont utilisés même si il y a déjà ces éléments importés dans un fichier tel que app.py</text:p>
      <text:p text:style-name="P29"><text:span text:style-name="T11">For flasp app hosted on heroku, use this snippet of code to start the server :</text:span></text:p>
      <text:p text:style-name="P23"><text:span text:style-name="T12">if</text:span> <text:span text:style-name="T13">__name__</text:span> == <text:span text:style-name="T14">"__main__"</text:span>: </text:p>
      <text:p text:style-name="P24"># Bind to PORT if defined, otherwise default to 5000.</text:p>
      <text:p text:style-name="P22">port = <text:span text:style-name="T15">int</text:span>(os.environ.get(<text:span text:style-name="T14">'PORT'</text:span>, <text:span text:style-name="T16">5000</text:span>))</text:p>
      <text:p text:style-name="P22">app.run(<text:span text:style-name="T13">debug</text:span>=<text:span text:style-name="T17">True</text:span>,<text:span text:style-name="T13">host</text:span>=<text:span text:style-name="T14">'0.0.0.0'</text:span>, <text:span text:style-name="T13">port</text:span>=port)</text:p>
      <text:p text:style-name="P28"/>
      <text:p text:style-name="P30">don’t forget to run shell environnement</text:p>
      <text:p text:style-name="P30">pipenv shell</text:p>
      <text:p text:style-name="P3"><text:soft-page-break/></text:p>
      <text:p text:style-name="P3"/>
      <text:p text:style-name="P3"/>
      <text:p text:style-name="P3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ospace"/>
    <style:font-face style:name="Droid Sans Mono" svg:font-family="'Droid Sans Mono', monospace, monospace, 'Droid Sans Fallback'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11:05:01.925840857</meta:creation-date>
    <dc:date>2021-03-05T09:49:33.586116889</dc:date>
    <meta:editing-duration>P3DT8H6M1S</meta:editing-duration>
    <meta:editing-cycles>27</meta:editing-cycles>
    <meta:generator>LibreOffice/6.4.6.2$Linux_X86_64 LibreOffice_project/40$Build-2</meta:generator>
    <meta:document-statistic meta:table-count="0" meta:image-count="0" meta:object-count="0" meta:page-count="3" meta:paragraph-count="50" meta:word-count="610" meta:character-count="3734" meta:non-whitespace-character-count="3158"/>
  </office:meta>
</office:document-meta>
</file>